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174324.0">
            <text:p>174 324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173324.0">
            <text:p>173 324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1000.0">
            <text:p>1 00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153324">
            <text:p>153 324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153324">
            <text:p>153 324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0000">
            <text:p>20 000</text:p>
          </table:table-cell>
          <table:table-cell office:value-type="string" office:string-value="EXPENSE">
            <text:p>EXPENS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>
          <table:table-cell office:value-type="float" office:value="1">
            <text:p>1</text:p>
          </table:table-cell>
          <table:table-cell office:value-type="float" office:value="21000">
            <text:p>21 000</text:p>
          </table:table-cell>
          <table:table-cell office:value-type="string" office:string-value="INCOME">
            <text:p>INCOME</text:p>
          </table:table-cell>
          <table:table-cell office:value-type="string" office:string-value="2017-05-10">
            <text:p>2017-05-10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2">
          <table:table-cell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